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F1000000435BA45455.png" manifest:media-type="image/png"/>
  <manifest:file-entry manifest:full-path="Pictures/10000000000001CB0000021F4A176237.png" manifest:media-type="image/png"/>
  <manifest:file-entry manifest:full-path="Pictures/1000020100000280000001E02E46D5F3.png" manifest:media-type="image/png"/>
  <manifest:file-entry manifest:full-path="Pictures/100000000000012D00000090EDFE81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18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212cm" svg:stroke-color="#00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76cm" svg:stroke-color="#333399" draw:marker-start="msArrowEnd_20_5" draw:marker-start-width="0.528cm" draw:marker-start-center="fals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7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4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ff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4.57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3.044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349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01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.706cm" fo:margin-bottom="0cm" fo:line-height="100%" fo:text-align="center" style:writing-mode="lr-tb"/>
    </style:style>
    <style:style style:name="P3" style:family="paragraph">
      <style:paragraph-properties fo:margin-top="0.706cm" fo:margin-bottom="0cm" fo:line-height="100%" fo:text-align="center" style:writing-mode="lr-tb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 style:writing-mode="lr-tb"/>
      <style:text-properties fo:font-size="32pt" style:font-size-asian="32pt" style:font-size-complex="32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paragraph-properties fo:margin-top="0.564cm" fo:margin-bottom="0cm" fo:line-height="100%" fo:text-align="start" style:writing-mode="lr-tb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 style:writing-mode="lr-tb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writing-mode="lr-tb" style:font-independent-line-spacing="true"/>
      <style:text-properties fo:font-size="28pt" style:font-size-asian="28pt" style:font-size-complex="28pt"/>
    </style:style>
    <style:style style:name="P12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3" style:family="paragraph">
      <style:paragraph-properties fo:margin-top="0cm" fo:margin-bottom="0cm" fo:line-height="100%" fo:text-align="center" style:writing-mode="lr-tb"/>
    </style:style>
    <style:style style:name="P14" style:family="paragraph"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cm" fo:line-height="100%" fo:text-align="center"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ymbo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ymbol" fo:letter-spacing="normal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Picture 41" draw:style-name="gr1" draw:text-style-name="P1" draw:layer="layout" svg:width="8.4cm" svg:height="4.018cm" svg:x="3.299cm" svg:y="4.943cm">
          <draw:image xlink:href="Pictures/100000000000012D00000090EDFE81C0.png" xlink:type="simple" xlink:show="embed" xlink:actuate="onLoad">
            <text:p/>
          </draw:image>
        </draw:frame>
        <draw:frame draw:name="Picture 45" draw:style-name="gr1" draw:text-style-name="P1" draw:layer="layout" svg:width="10.314cm" svg:height="7.735cm" svg:x="0.499cm" svg:y="9.625cm">
          <draw:image xlink:href="Pictures/1000020100000280000001E02E46D5F3.png" xlink:type="simple" xlink:show="embed" xlink:actuate="onLoad">
            <text:p/>
          </draw:image>
        </draw:frame>
        <draw:frame draw:name="Picture 46" draw:style-name="gr1" draw:text-style-name="P1" draw:layer="layout" svg:width="12.143cm" svg:height="14.366cm" svg:x="13.256cm" svg:y="2.579cm">
          <draw:image xlink:href="Pictures/10000000000001CB0000021F4A176237.png" xlink:type="simple" xlink:show="embed" xlink:actuate="onLoad">
            <text:p/>
          </draw:image>
        </draw:frame>
        <draw:custom-shape draw:name="Text Box 6" draw:style-name="gr2" draw:text-style-name="P3" draw:layer="layout" svg:width="3.602cm" svg:height="1.942cm" svg:x="10.043cm" svg:y="2.686cm">
          <text:p text:style-name="P2"><text:span text:style-name="T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3" draw:text-style-name="P4" draw:layer="layout" svg:x1="10.068cm" svg:y1="4.77cm" svg:x2="13.945cm" svg:y2="4.77cm">
          <text:p/>
        </draw:line>
        <draw:custom-shape draw:name="Connecteur droit avec flèche 2" draw:style-name="gr4" draw:text-style-name="P1" draw:layer="layout" svg:width="1.595cm" svg:height="0.031cm" svg:x="6.58cm" svg:y="5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3" draw:style-name="gr5" draw:text-style-name="P6" draw:layer="layout" svg:width="5.923cm" svg:height="1.789cm" svg:x="4.399cm" svg:y="3.724cm">
          <text:p text:style-name="P5"><text:span text:style-name="T2">D</text:span><text:span text:style-name="T3">n</text:span><text:span text:style-name="T4">q, </text:span><text:span text:style-name="T5">S</text:span><text:span text:style-name="T6">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" draw:style-name="gr6" draw:text-style-name="P1" draw:layer="layout" svg:width="0.001cm" svg:height="7cm" svg:x="14.7cm" svg:y="2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31" draw:style-name="gr5" draw:text-style-name="P4" draw:layer="layout" svg:width="2.535cm" svg:height="1.605cm" svg:x="13.765cm" svg:y="0.924cm">
          <text:p text:style-name="P7"><text:span text:style-name="T7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9" draw:style-name="gr7" draw:text-style-name="P1" draw:layer="layout" svg:x1="15.9cm" svg:y1="10.264cm" svg:x2="25.101cm" svg:y2="4.243cm">
          <text:p/>
        </draw:line>
        <draw:custom-shape draw:name="Arc 10" draw:style-name="gr8" draw:text-style-name="P4" draw:layer="layout" svg:width="11.6cm" svg:height="4.845cm" svg:x="8.9cm" svg:y="4.679cm">
          <text:p text:style-name="P13"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ZoneTexte 11" draw:style-name="gr9" draw:text-style-name="P9" draw:layer="layout" svg:width="4.82cm" svg:height="1.969cm" svg:x="15.446cm" svg:y="3.079cm">
          <text:p text:style-name="P8"><text:span text:style-name="T8"><text:s/></text:span><text:span text:style-name="T9">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4" draw:layer="layout" svg:width="0.799cm" svg:height="0.86cm" svg:x="7.299cm" svg:y="10.865cm">
          <text:p text:style-name="P1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1" draw:text-style-name="P4" draw:layer="layout" svg:x1="8.099cm" svg:y1="11.701cm" svg:x2="13.233cm" svg:y2="17.325cm">
          <text:p/>
        </draw:line>
        <draw:line draw:name="Line 25" draw:style-name="gr11" draw:text-style-name="P4" draw:layer="layout" svg:x1="8.061cm" svg:y1="10.824cm" svg:x2="14.1cm" svg:y2="8.324cm">
          <text:p/>
        </draw:line>
        <draw:custom-shape draw:name="ZoneTexte 1" draw:style-name="gr12" draw:text-style-name="P11" draw:layer="layout" svg:width="18.513cm" svg:height="4.821cm" svg:x="-1.101cm" svg:y="17.226cm">
          <text:p text:style-name="P10"><text:span text:style-name="T10">MD </text:span><text:span text:style-name="T11">(Berger, CHARMM, Amber, et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5" draw:text-style-name="P12" draw:layer="layout" svg:width="5.156cm" svg:height="1.433cm" svg:x="-0.401cm" svg:y="5.724cm">
          <text:p text:style-name="P10"><text:span text:style-name="T12">2</text:span><text:span text:style-name="T10">H-N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13" draw:text-style-name="P14" draw:layer="layout" svg:width="2.642cm" svg:height="3.294cm" svg:x="15.1cm" svg:y="8.325cm">
          <text:p text:style-name="P13"><text:span text:style-name="T13">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13" draw:text-style-name="P14" draw:layer="layout" svg:width="2.413cm" svg:height="3.294cm" svg:x="19.299cm" svg:y="8.325cm">
          <text:p text:style-name="P13"><text:span text:style-name="T13">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13" draw:text-style-name="P14" draw:layer="layout" svg:width="2.353cm" svg:height="3.294cm" svg:x="17.599cm" svg:y="11.725cm">
          <text:p text:style-name="P13"><text:span text:style-name="T13">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5" draw:text-style-name="P4" draw:layer="layout" svg:width="1.701cm" svg:height="1.773cm" svg:x="17.199cm" svg:y="3.599cm">
          <text:p text:style-name="P13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5" draw:text-style-name="P4" draw:layer="layout" svg:width="1.701cm" svg:height="1.773cm" svg:x="21.6cm" svg:y="2.824cm">
          <text:p text:style-name="P13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6.375cm" svg:height="1.772cm" svg:x="4.023cm" svg:y="1.578cm">
          <draw:image xlink:href="Pictures/10000000000000F1000000435BA45455.png" xlink:type="simple" xlink:show="embed" xlink:actuate="onLoad">
            <text:p/>
          </draw:image>
        </draw:frame>
        <draw:custom-shape draw:name="ZoneTexte 3" draw:style-name="gr15" draw:text-style-name="P16" draw:layer="layout" svg:width="5.923cm" svg:height="1.789cm" svg:x="4.289cm" svg:y="-0.122cm">
          <text:p text:style-name="P5"><text:span text:style-name="T2">D</text:span><text:span text:style-name="T3">n</text:span><text:span text:style-name="T4">CH, </text:span><text:span text:style-name="T5">S</text:span><text:span text:style-name="T6">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16" draw:text-style-name="P11" draw:layer="layout" svg:width="5.156cm" svg:height="1.433cm" svg:x="-0.393cm" svg:y="1.058cm">
          <text:p text:style-name="P10"><text:span text:style-name="T12">13</text:span><text:span text:style-name="T10">C-NM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5" draw:layer="layout" svg:width="3.302cm" svg:height="1.179cm" svg:x="5.718cm" svg:y="7.8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writing-mode="lr-tb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Modifiez le style du titre</text:span></text:p>
        </draw:text-box>
      </draw:frame>
      <draw:frame draw:name="Espace réservé de la date 3" presentation:style-name="Mpr2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Espace réservé du pied de page 4" presentation:style-name="Mpr2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5" draw:layer="backgroundobjects" svg:width="5.926cm" svg:height="1.322cm" svg:x="18.203cm" svg:y="17.348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iapositive_20_de_20_titr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fuchs</meta:initial-creator>
    <meta:editing-cycles>30</meta:editing-cycles>
    <meta:creation-date>2007-05-24T16:54:15</meta:creation-date>
    <dc:date>2015-08-18T14:03:04.499503307</dc:date>
    <meta:editing-duration>PT8M14S</meta:editing-duration>
    <meta:generator>LibreOffice/4.2.8.2$Linux_x86 LibreOffice_project/420m0$Build-2</meta:generator>
    <meta:document-statistic meta:object-count="49"/>
    <meta:user-defined meta:name="AppVersion">14.0000</meta:user-defined>
    <meta:user-defined meta:name="Company">INSERM U72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